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/>
    <style:style style:name="ce8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27"/>
    <style:style style:name="ce11" style:family="table-cell" style:parent-style-name="Default" style:data-style-name="N127">
      <style:table-cell-properties fo:background-color="transparent"/>
    </style:style>
    <style:style style:name="ce12" style:family="table-cell" style:parent-style-name="Default" style:data-style-name="N127">
      <style:table-cell-properties fo:border-bottom="0.06pt solid #000000" fo:background-color="transparent" fo:border-left="none" fo:border-right="none" fo:border-top="none"/>
    </style:style>
    <style:style style:name="ce10" style:family="table-cell" style:parent-style-name="Default" style:data-style-name="N127">
      <style:table-cell-properties fo:background-color="transparent" fo:border="none"/>
    </style:style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6272in" svg:y="0.2063in">
            <draw:object draw:notify-on-update-of-ranges="Sheet1.B2:Sheet1.B10 Sheet1.C2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oten [eV]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-272.23960637" calcext:value-type="float">
            <text:p>-272.2396063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2.25947825" calcext:value-type="float">
            <text:p>-272.25947825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-272.3158321" calcext:value-type="float">
            <text:p>-272.31583210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-272.41392588" calcext:value-type="float">
            <text:p>-272.41392588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-272.25232067" calcext:value-type="float">
            <text:p>-272.25232067</text:p>
          </table:table-cell>
          <table:table-cell table:style-name="ce5" table:number-columns-repeated="6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-272.19792403" calcext:value-type="float">
            <text:p>-272.19792403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-272.02201063" calcext:value-type="float">
            <text:p>-272.02201063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-271.36551766" calcext:value-type="float">
            <text:p>-271.36551766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-271.37356558" calcext:value-type="float">
            <text:p>-271.37356558</text:p>
          </table:table-cell>
          <table:table-cell table:style-name="ce5"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style-name="ce5" table:number-columns-repeated="6"/>
        </table:table-row>
        <table:table-row table:style-name="ro1" table:number-rows-repeated="4">
          <table:table-cell table:number-columns-repeated="2"/>
          <table:table-cell table:style-name="ce11"/>
          <table:table-cell table:style-name="ce5"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style-name="ce5" table:number-columns-repeated="6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>
          <table:table-cell table:style-name="ce8" table:number-columns-repeated="2"/>
          <table:table-cell table:style-name="ce12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 style:data-style-name="N2" text:time-value="09:12:08.148640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3T09:57:24.595277122</meta:creation-date>
    <dc:date>2024-04-30T09:13:17.515266210</dc:date>
    <meta:editing-duration>P5DT18H3M2S</meta:editing-duration>
    <meta:editing-cycles>24</meta:editing-cycles>
    <meta:generator>LibreOffice/6.4.7.2$Linux_X86_64 LibreOffice_project/40$Build-2</meta:generator>
    <meta:document-statistic meta:table-count="1" meta:cell-count="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8" loext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B2:Sheet1.C10" svg:x="0.32cm" svg:y="0.18cm" svg:width="13.097cm" svg:height="8.64cm">
          <chartooo:coordinate-region svg:x="2.82cm" svg:y="0.379cm" svg:width="10.50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" chart:class="chart:scatter">
            <chart:domain table:cell-range-address="Sheet1.B2:Sheet1.B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0</svg:desc>
                </draw:g>
              </table:table-cell>
              <table:table-cell office:value-type="float" office:value="-272.23960637">
                <text:p>-272.23960637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72.25947825">
                <text:p>-272.25947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72.3158321">
                <text:p>-272.3158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72.41392588">
                <text:p>-272.41392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72.25232067">
                <text:p>-272.25232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72.19792403">
                <text:p>-272.19792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72.02201063">
                <text:p>-272.02201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71.36551766">
                <text:p>-271.36551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71.37356558">
                <text:p>-271.373565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